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700000043886DC0F91964283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25cm" fo:min-width="29.5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4.25cm" fo:min-width="8.21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0cm" svg:height="14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0cm" svg:height="14.508cm" svg:x="7.665cm" svg:y="-0.008cm">
          <draw:image xlink:href="Pictures/10000201000008700000043886DC0F91964283AC.png" xlink:type="simple" xlink:show="embed" xlink:actuate="onLoad" draw:mime-type="image/png">
            <text:p/>
          </draw:image>
        </draw:frame>
        <draw:custom-shape draw:style-name="gr3" draw:text-style-name="P3" draw:layer="layout" svg:width="8.716cm" svg:height="14.5cm" svg:x="-1.05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16cm" svg:height="14.5cm" svg:x="22.684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0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12T09:30:01.433096433</dc:date>
    <meta:editing-duration>PT1H29M24S</meta:editing-duration>
    <meta:editing-cycles>6</meta:editing-cycles>
    <meta:generator>LibreOffice/7.0.4.2$Linux_X86_64 LibreOffice_project/00$Build-2</meta:generator>
    <meta:document-statistic meta:object-count="4"/>
  </office:meta>
</office:document-meta>
</file>